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hloFilter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hloFilterCmdHandler.doEHLO( SMTPSession session , String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hloFilter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